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0b3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S<text:span text:style-name="T1">ophie</text:span>,<text:line-break/>A3C Presqu'île, dont je suis le président, bénéficie de prestations d'ingénieurs informaticiens dans le cadre d'un mécénat de compétences.<text:line-break/>Cette convention fait l'objet d'un document signé entre les parties.<text:line-break/>Dans ce cadre, un ingénieur à démarrer une mission pour une durée de 2 mois. Deux semaines après son démarrage, cette mission a été brutalement interrompu sans préavis lundi dernier car cet ingénieur a été mis en chômage partiel par son patron.<text:line-break/>Quels sont mes recours ?<text:line-break/>Cordialement.<text:line-break/>Régis Leru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2:29.688810006</meta:creation-date>
    <dc:date>2020-03-20T14:10:21.832519789</dc:date>
    <meta:editing-duration>PT7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1" meta:character-count="521" meta:non-whitespace-character-count="441"/>
  </office:meta>
</office:document-meta>
</file>